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'Hevetica Neue', Helvetica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926cm" fo:margin-bottom="0.247cm" style:contextual-spacing="false" fo:line-height="114%"/>
      <style:text-properties fo:color="#424242" fo:font-size="14pt" fo:font-weight="bold" style:font-size-asian="14pt" style:font-size-complex="14pt"/>
    </style:style>
    <style:style style:name="P2" style:family="paragraph" style:parent-style-name="Preformatted_20_Text">
      <style:text-properties fo:font-size="14pt" style:font-size-asian="14pt" style:font-size-complex="14pt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Text_20_body">
      <style:text-properties fo:font-size="14pt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.476cm" style:contextual-spacing="false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.476cm" style:contextual-spacing="false" style:line-height-at-least="0.582cm" fo:text-indent="0cm" style:auto-text-indent="false"/>
      <style:text-properties fo:color="#333333" style:font-name="Open Sans" fo:font-size="11.25pt"/>
    </style:style>
    <style:style style:name="P7" style:family="paragraph" style:parent-style-name="Text_20_body">
      <style:paragraph-properties fo:margin-left="0cm" fo:margin-right="0cm" fo:margin-top="0cm" fo:margin-bottom="0.476cm" style:contextual-spacing="false" fo:text-indent="0cm" style:auto-text-indent="false"/>
      <style:text-properties fo:color="#333333" style:font-name="Open Sans" fo:font-size="14pt" style:font-size-asian="14pt" style:font-size-complex="14pt"/>
    </style:style>
    <style:style style:name="P8" style:family="paragraph" style:parent-style-name="Text_20_body">
      <style:paragraph-properties fo:margin-left="0cm" fo:margin-right="0cm" fo:margin-top="0cm" fo:margin-bottom="0.476cm" style:contextual-spacing="false" style:line-height-at-least="0.582cm" fo:text-indent="0cm" style:auto-text-indent="false"/>
    </style:style>
    <style:style style:name="P9" style:family="paragraph" style:parent-style-name="Text_20_body" style:list-style-name="L2">
      <style:paragraph-properties fo:margin-left="0cm" fo:margin-right="0cm" fo:margin-top="0cm" fo:margin-bottom="0.476cm" style:contextual-spacing="false" style:line-height-at-least="0.529cm" fo:text-indent="0cm" style:auto-text-indent="false" fo:padding="0cm" fo:border="none"/>
    </style:style>
    <style:style style:name="P10" style:family="paragraph" style:parent-style-name="Text_20_body" style:list-style-name="L1">
      <style:paragraph-properties fo:margin-left="0cm" fo:margin-right="0cm" fo:margin-top="0cm" fo:margin-bottom="0.476cm" style:contextual-spacing="false" style:line-height-at-least="0.529cm" fo:text-indent="0cm" style:auto-text-indent="false" fo:padding="0cm" fo:border="none"/>
      <style:text-properties fo:font-size="14pt" style:font-size-asian="14pt" style:font-size-complex="14pt"/>
    </style:style>
    <style:style style:name="P11" style:family="paragraph" style:parent-style-name="Text_20_body" style:list-style-name="L1">
      <style:paragraph-properties fo:margin-top="0cm" fo:margin-bottom="0.476cm" style:contextual-spacing="false" style:line-height-at-least="0.529cm" fo:padding="0cm" fo:border="none"/>
    </style:style>
    <style:style style:name="P12" style:family="paragraph" style:parent-style-name="Text_20_body" style:list-style-name="L2">
      <style:paragraph-properties fo:margin-top="0cm" fo:margin-bottom="0.476cm" style:contextual-spacing="false" style:line-height-at-least="0.529cm" fo:padding="0cm" fo:border="none"/>
    </style:style>
    <style:style style:name="P13" style:family="paragraph" style:parent-style-name="Text_20_body" style:list-style-name="L1">
      <style:paragraph-properties fo:margin-top="0cm" fo:margin-bottom="0.476cm" style:contextual-spacing="false" style:line-height-at-least="0.529cm" fo:padding="0cm" fo:border="none"/>
      <style:text-properties fo:font-size="14pt" style:font-size-asian="14pt" style:font-size-complex="14pt"/>
    </style:style>
    <style:style style:name="P14" style:family="paragraph" style:parent-style-name="Text_20_body">
      <style:paragraph-properties fo:margin-top="1.455cm" fo:margin-bottom="0.247cm" style:contextual-spacing="false"/>
      <style:text-properties fo:color="#333333" style:font-name="Open Sans" fo:font-size="14pt" style:font-size-asian="14pt" style:font-size-complex="14pt" fo:padding="0cm" fo:border="none"/>
    </style:style>
    <style:style style:name="P15" style:family="paragraph" style:parent-style-name="Text_20_body">
      <style:paragraph-properties fo:margin-top="1.455cm" fo:margin-bottom="0.247cm" style:contextual-spacing="false"/>
      <style:text-properties fo:font-size="14pt" style:font-size-asian="14pt" style:font-size-complex="14pt" fo:padding="0cm" fo:border="non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color="#333333" style:font-name="Open Sans"/>
    </style:style>
    <style:style style:name="T4" style:family="text">
      <style:text-properties fo:color="#333333" style:font-name="Open Sans" fo:font-size="11.25pt"/>
    </style:style>
    <style:style style:name="T5" style:family="text">
      <style:text-properties fo:color="#333333" style:font-name="Open Sans" fo:font-size="11.25pt" fo:font-weight="bold"/>
    </style:style>
    <style:style style:name="T6" style:family="text">
      <style:text-properties fo:color="#333333" style:font-name="Open Sans" fo:font-size="11.25pt" fo:font-style="italic"/>
    </style:style>
    <style:style style:name="T7" style:family="text">
      <style:text-properties fo:color="#333333" style:font-name="Open Sans" fo:font-weight="bold"/>
    </style:style>
    <style:style style:name="T8" style:family="text">
      <style:text-properties fo:color="#333333" style:font-name="Open Sans" fo:font-style="italic"/>
    </style:style>
    <style:style style:name="T9" style:family="text">
      <style:text-properties fo:color="#333333" style:font-name="Open Sans" fo:font-size="14pt" style:font-size-asian="14pt" style:font-size-complex="14pt"/>
    </style:style>
    <style:style style:name="T10" style:family="text">
      <style:text-properties fo:color="#333333" style:font-name="Open Sans" fo:font-size="14pt" fo:font-weight="bold" style:font-size-asian="14pt" style:font-size-complex="14pt"/>
    </style:style>
    <style:style style:name="T11" style:family="text">
      <style:text-properties fo:color="#333333" style:font-name="Open Sans" fo:font-size="14pt" fo:font-style="italic" style:font-size-asian="14pt" style:font-size-complex="14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font-weight="bold" style:font-size-asian="14pt" style:font-size-complex="14pt"/>
    </style:style>
    <style:style style:name="T14" style:family="text">
      <style:text-properties fo:font-size="14pt" fo:font-style="italic" style:font-size-asian="14pt" style:font-size-complex="14pt"/>
    </style:style>
    <style:style style:name="T15" style:family="text">
      <style:text-properties fo:font-variant="normal" fo:text-transform="none" fo:color="#333333" style:font-name="Open Sans" fo:font-size="11.25pt" fo:letter-spacing="normal" fo:font-style="normal" fo:font-weight="normal"/>
    </style:style>
    <style:style style:name="T16" style:family="text">
      <style:text-properties fo:font-variant="normal" fo:text-transform="none" fo:color="#333333" fo:letter-spacing="normal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Our HTML journey has been progressing very nicely. We've covered:</text:p>
      <text:list xml:id="list4617892244598562960" text:style-name="L1">
        <text:list-item>
          <text:p text:style-name="P10">how to set up the skeleton of an HTML file</text:p>
        </text:list-item>
        <text:list-item>
          <text:p text:style-name="P13">headings, paragraphs, images and links</text:p>
        </text:list-item>
        <text:list-item>
          <text:p text:style-name="P13">font colors, sizes, and types</text:p>
        </text:list-item>
        <text:list-item>
          <text:p text:style-name="P11"><text:span text:style-name="T12">background colors, aligning text,</text:span><text:span text:style-name="Strong_20_Emphasis"><text:span text:style-name="T13">bold</text:span></text:span><text:span text:style-name="T12">ing and </text:span><text:span text:style-name="Emphasis"><text:span text:style-name="T14">italic</text:span></text:span><text:span text:style-name="T12"> izing font</text:span></text:p>
        </text:list-item>
      </text:list>
      <text:p text:style-name="P5"><text:span text:style-name="T9">In this course, we'll cover some important structural aspects of HTML:</text:span><text:span text:style-name="Source_20_Text"><text:span text:style-name="T9">&lt;table&gt;</text:span></text:span><text:span text:style-name="T9">s, </text:span><text:span text:style-name="Source_20_Text"><text:span text:style-name="T9">&lt;div&gt;</text:span></text:span><text:span text:style-name="T9">s, and </text:span><text:span text:style-name="Source_20_Text"><text:span text:style-name="T9">&lt;span&gt;</text:span></text:span><text:span text:style-name="T9">s!</text:span></text:p>
      <text:p text:style-name="P15"/>
      <text:p text:style-name="P5"><text:span text:style-name="T9">Tables are very useful. We use them to store tabular data so it is easy to read! When you want to present information neatly in a table with rows and columns—you guessed it—the </text:span><text:span text:style-name="Source_20_Text"><text:span text:style-name="T9">&lt;table&gt;</text:span></text:span><text:span text:style-name="T9">tag is what you need.</text:span></text:p>
      <text:p text:style-name="P5"><text:span text:style-name="T9">There are many tags associated with tables, but it all starts with the </text:span><text:span text:style-name="Source_20_Text"><text:span text:style-name="T9">&lt;table&gt;</text:span></text:span><text:span text:style-name="T9">tag, so let's add that first.</text:span></text:p>
      <text:p text:style-name="P14">A table is just a bunch of information arranged in rows and columns.</text:p>
      <text:p text:style-name="P8"><text:span text:style-name="T9">We use the </text:span><text:span text:style-name="Source_20_Text"><text:span text:style-name="T9">&lt;tr&gt;</text:span></text:span><text:span text:style-name="T9"> tag to create a </text:span><text:span text:style-name="Strong_20_Emphasis"><text:span text:style-name="T10">table row</text:span></text:span><text:span text:style-name="T9">. We'll learn how to create columns shortly, and everything will start to come together. (You don't really create columns in </text:span><text:span text:style-name="Source_20_Text"><text:span text:style-name="T9">&lt;table&gt;</text:span></text:span><text:span text:style-name="T9">s: instead, you tell each row how many cells to have, and that determines your number of columns).</text:span></text:p>
      <text:p text:style-name="P15"/>
      <text:p text:style-name="P1">A single column</text:p>
      <text:p text:style-name="P5"><text:span text:style-name="T9">Look at the HTML now. Can you tell that there are still three rows? </text:span><text:soft-page-break/><text:span text:style-name="T9">We've added a little more whitespace to make it easier to deal with </text:span><text:span text:style-name="Strong_20_Emphasis"><text:span text:style-name="T10">table columns</text:span></text:span><text:span text:style-name="T9"> and </text:span><text:span text:style-name="Strong_20_Emphasis"><text:span text:style-name="T10">table data</text:span></text:span><text:span text:style-name="T9">.</text:span></text:p>
      <text:p text:style-name="P5"><text:span text:style-name="T9">We've added a single </text:span><text:span text:style-name="Source_20_Text"><text:span text:style-name="T9">&lt;td&gt;</text:span></text:span><text:span text:style-name="T9"> ("table data") cell to the first row, essentially creating a single column. If you view the Result tab now, you'll see that we've drawn a border around it. it's not that impressive, but don't worry: we're about to add more table data cells.</text:span></text:p>
      <text:p text:style-name="P8"><text:span text:style-name="T9">Here's the table we made earlier. It's okay, but it just looks like we have a list of famous Hollywood people (monsters?) and their birth years. To make our table look a little more like a table, we'll use the </text:span><text:span text:style-name="Source_20_Text"><text:span text:style-name="T9">&lt;thead&gt;</text:span></text:span><text:span text:style-name="T9"> and</text:span><text:span text:style-name="Source_20_Text"><text:span text:style-name="T9">&lt;tbody&gt;</text:span></text:span><text:span text:style-name="T9"> tags. These go within the</text:span><text:span text:style-name="Source_20_Text"><text:span text:style-name="T9">&lt;table&gt;</text:span></text:span><text:span text:style-name="T9"> tag and stand for </text:span><text:span text:style-name="Strong_20_Emphasis"><text:span text:style-name="T10">t</text:span></text:span><text:span text:style-name="T9">able head and </text:span><text:span text:style-name="Strong_20_Emphasis"><text:span text:style-name="T10">t</text:span></text:span><text:span text:style-name="T9">able body, respectively.</text:span></text:p>
      <text:p text:style-name="P8"><text:span text:style-name="T9">The </text:span><text:span text:style-name="Source_20_Text"><text:span text:style-name="T9">&lt;head&gt;</text:span></text:span><text:span text:style-name="T9"> HTML tag contains information about a web page (</text:span><text:span text:style-name="Emphasis"><text:span text:style-name="T11">e.g.</text:span></text:span><text:span text:style-name="T9"> its title) and the </text:span><text:span text:style-name="Source_20_Text"><text:span text:style-name="T9">&lt;body&gt;</text:span></text:span><text:span text:style-name="T9"> tag contains the contents of the web page. In the same way, the </text:span><text:span text:style-name="Source_20_Text"><text:span text:style-name="T9">&lt;thead&gt;</text:span></text:span><text:span text:style-name="T9"> tag can be thought of as containing information about a table and the </text:span><text:span text:style-name="Source_20_Text"><text:span text:style-name="T9">&lt;tbody&gt;</text:span></text:span><text:span text:style-name="T9"> tag containing the actual tabular data.</text:span></text:p>
      <text:p text:style-name="P2"/>
      <text:p text:style-name="P2"/>
      <text:p text:style-name="P8"><text:span text:style-name="T9">We have just added a </text:span><text:span text:style-name="Source_20_Text"><text:span text:style-name="T9">&lt;thead&gt;</text:span></text:span><text:span text:style-name="T9"> tag above the </text:span><text:span text:style-name="Source_20_Text"><text:span text:style-name="T9">&lt;tbody&gt;</text:span></text:span><text:span text:style-name="T9">.<text:line-break/>It will hold the heading for each column.</text:span></text:p>
      <text:p text:style-name="P8"><text:span text:style-name="T9">You add text to a </text:span><text:span text:style-name="Source_20_Text"><text:span text:style-name="T9">&lt;thead&gt;</text:span></text:span><text:span text:style-name="T9"> similar to a</text:span><text:span text:style-name="Source_20_Text"><text:span text:style-name="T9">&lt;tbody&gt;</text:span></text:span><text:span text:style-name="T9">, like this:</text:span></text:p>
      <text:p text:style-name="Preformatted_20_Text"><text:span text:style-name="Source_20_Text"><text:span text:style-name="T12">&lt;thead&gt;</text:span></text:span></text:p>
      <text:p text:style-name="Preformatted_20_Text"><text:span text:style-name="Source_20_Text"><text:span text:style-name="T12"><text:s text:c="2"/>&lt;tr&gt;</text:span></text:span></text:p>
      <text:p text:style-name="Preformatted_20_Text"><text:span text:style-name="Source_20_Text"><text:span text:style-name="T12"><text:s text:c="4"/>&lt;th&gt;</text:span></text:span></text:p>
      <text:p text:style-name="Preformatted_20_Text"><text:span text:style-name="Source_20_Text"><text:span text:style-name="T12"><text:s text:c="6"/>Name</text:span></text:span></text:p>
      <text:p text:style-name="Preformatted_20_Text"><text:span text:style-name="Source_20_Text"><text:span text:style-name="T12"><text:s text:c="4"/>&lt;/th&gt;</text:span></text:span></text:p>
      <text:p text:style-name="Preformatted_20_Text"><text:span text:style-name="Source_20_Text"><text:span text:style-name="T12"><text:s text:c="4"/>&lt;th&gt;</text:span></text:span></text:p>
      <text:p text:style-name="Preformatted_20_Text"><text:span text:style-name="Source_20_Text"><text:span text:style-name="T12"><text:s text:c="6"/>Favorite Color</text:span></text:span></text:p>
      <text:p text:style-name="Preformatted_20_Text"><text:span text:style-name="Source_20_Text"><text:span text:style-name="T12"><text:s text:c="4"/>&lt;/th&gt;</text:span></text:span></text:p>
      <text:p text:style-name="Preformatted_20_Text"><text:span text:style-name="Source_20_Text"><text:span text:style-name="T12"><text:s text:c="2"/>&lt;/tr&gt;</text:span></text:span></text:p>
      <text:p text:style-name="P3"><text:span text:style-name="Source_20_Text"><text:span text:style-name="T12">&lt;/thead&gt;</text:span></text:span></text:p>
      <text:list xml:id="list7977809279606000257" text:style-name="L2">
        <text:list-item>
          <text:p text:style-name="P9"><text:span text:style-name="T12">First we have an opening </text:span><text:span text:style-name="Source_20_Text"><text:span text:style-name="T12">&lt;thead&gt;</text:span></text:span><text:span text:style-name="T12">tag for the table head.</text:span></text:p>
        </text:list-item>
        <text:list-item>
          <text:p text:style-name="P12"><text:span text:style-name="T12">Then we have an opening </text:span><text:span text:style-name="Source_20_Text"><text:span text:style-name="T12">&lt;tr&gt;</text:span></text:span><text:span text:style-name="T12"> tag for the row. (to start the row)</text:span></text:p>
        </text:list-item>
        <text:list-item>
          <text:p text:style-name="P12"><text:span text:style-name="T12">After that, a </text:span><text:span text:style-name="Source_20_Text"><text:span text:style-name="T12">&lt;th&gt;&lt;/th&gt;</text:span></text:span><text:span text:style-name="T12"> cell for the Name column heading. Notice that we </text:span><text:soft-page-break/><text:span text:style-name="T12">use </text:span><text:span text:style-name="Source_20_Text"><text:span text:style-name="T12">&lt;th&gt;&lt;/th&gt;</text:span></text:span><text:span text:style-name="T12"> for the table heading cells instead of</text:span><text:span text:style-name="Source_20_Text"><text:span text:style-name="T12">&lt;td&gt;&lt;/td&gt;</text:span></text:span><text:span text:style-name="T12">.</text:span></text:p>
        </text:list-item>
        <text:list-item>
          <text:p text:style-name="P12"><text:span text:style-name="T12">Then another </text:span><text:span text:style-name="Source_20_Text"><text:span text:style-name="T12">&lt;th&gt;&lt;/th&gt;</text:span></text:span><text:span text:style-name="T12"> cell for the Favorite Color column heading.</text:span></text:p>
        </text:list-item>
        <text:list-item>
          <text:p text:style-name="P12"><text:span text:style-name="T12">Finally, we close the row element with a closing </text:span><text:span text:style-name="Source_20_Text"><text:span text:style-name="T12">&lt;/tr&gt;</text:span></text:span><text:span text:style-name="T12"> tag, and close out the table heading element with a closing </text:span><text:span text:style-name="Source_20_Text"><text:span text:style-name="T12">&lt;/thead&gt;</text:span></text:span><text:span text:style-name="T12"> tag.</text:span></text:p>
        </text:list-item>
      </text:list>
      <text:p text:style-name="P2"/>
      <text:p text:style-name="P2"/>
      <text:p text:style-name="P2"><text:span text:style-name="T15">To do so, we need to use the </text:span><text:span text:style-name="Strong_20_Emphasis"><text:span text:style-name="T1">colspan</text:span></text:span><text:span text:style-name="T15">attribute for the </text:span><text:span text:style-name="Source_20_Text">&lt;th&gt;</text:span><text:span text:style-name="T16"> </text:span><text:span text:style-name="T15">tag. By default, table cells take up 1 column. If we want a table cell to take up the space of 3 columns instead of 1, we can set the </text:span><text:span text:style-name="Source_20_Text">colspan</text:span><text:span text:style-name="T16"> </text:span><text:span text:style-name="T15">attribute to 3.</text:span></text:p>
      <text:p text:style-name="P2"/>
      <text:p text:style-name="P4"><text:span text:style-name="T4">Feel free to play around with any of the </text:span><text:span text:style-name="Source_20_Text"><text:span text:style-name="T4">style</text:span></text:span><text:span text:style-name="T4"> attributes we added; you'll learn much more about these things later during the CSS courses.</text:span></text:p>
      <text:p text:style-name="P6">If you want to add more than one style, you just separate your styles with a semicolon, like so:</text:p>
      <text:p text:style-name="P2"/>
      <text:p text:style-name="P2"/>
      <text:p text:style-name="P2"><text:span text:style-name="T15">One of the most versatile structure tags available to you is the </text:span><text:span text:style-name="Source_20_Text">&lt;div&gt;&lt;/div&gt;</text:span><text:span text:style-name="T15">tag. Short for "division," </text:span><text:span text:style-name="Source_20_Text">&lt;div&gt;</text:span><text:span text:style-name="T16"> </text:span><text:span text:style-name="T15">allows you to divide your page into containers (that is, different pieces). This will come in handy when you begin learning CSS in the next unit: you'll be able to style different parts of your website individually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" svg:font-family="'Open Sans', 'Hevetica Neue', Helvetica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8T20:24:21.990266015</dc:date>
    <meta:generator>LibreOffice/4.2.8.2$Linux_x86 LibreOffice_project/420m0$Build-2</meta:generator>
    <meta:editing-duration>PT57M29S</meta:editing-duration>
    <meta:editing-cycles>4</meta:editing-cycles>
    <meta:document-statistic meta:table-count="0" meta:image-count="0" meta:object-count="0" meta:page-count="3" meta:paragraph-count="36" meta:word-count="634" meta:character-count="3515" meta:non-whitespace-character-count="2896"/>
  </office:meta>
</office:document-meta>
</file>